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Verdana1" svg:font-family="Verdana" style:font-family-generic="system" style:font-pitch="variable"/>
  </office:font-face-decls>
  <office:automatic-styles>
    <style:style style:name="Table1" style:family="table">
      <style:table-properties style:width="17.595cm" fo:margin-left="0cm" fo:margin-top="0cm" fo:margin-bottom="0cm" table:align="left" style:writing-mode="lr-tb"/>
    </style:style>
    <style:style style:name="Table1.A" style:family="table-column">
      <style:table-column-properties style:column-width="2.907cm"/>
    </style:style>
    <style:style style:name="Table1.B" style:family="table-column">
      <style:table-column-properties style:column-width="11.194cm"/>
    </style:style>
    <style:style style:name="Table1.C" style:family="table-column">
      <style:table-column-properties style:column-width="1.693cm"/>
    </style:style>
    <style:style style:name="Table1.D" style:family="table-column">
      <style:table-column-properties style:column-width="1.801cm"/>
    </style:style>
    <style:style style:name="Table1.1" style:family="table-row">
      <style:table-row-properties fo:keep-together="auto"/>
    </style:style>
    <style:style style:name="Table1.A1" style:family="table-cell">
      <style:table-cell-properties fo:padding="0.097cm" fo:border-left="0.25pt solid #000000" fo:border-right="none" fo:border-top="0.25pt solid #000000" fo:border-bottom="0.25pt solid #000000"/>
    </style:style>
    <style:style style:name="Table1.D1" style:family="table-cell">
      <style:table-cell-properties fo:padding="0.097cm" fo:border="0.25pt solid #000000"/>
    </style:style>
    <style:style style:name="Table1.A2" style:family="table-cell">
      <style:table-cell-properties fo:padding="0.097cm" fo:border-left="0.25pt solid #000000" fo:border-right="none" fo:border-top="none" fo:border-bottom="0.25pt solid #000000"/>
    </style:style>
    <style:style style:name="Table1.D2" style:family="table-cell">
      <style:table-cell-properties fo:padding="0.097cm" fo:border-left="0.25pt solid #000000" fo:border-right="0.25pt solid #000000" fo:border-top="none" fo:border-bottom="0.2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Verdana" style:text-underline-style="none" officeooo:rsid="00096bd9" officeooo:paragraph-rsid="00096bd9"/>
    </style:style>
    <style:style style:name="P3" style:family="paragraph" style:parent-style-name="Standard">
      <style:text-properties style:font-name="Verdana" style:text-underline-style="none" officeooo:rsid="000a56f4" officeooo:paragraph-rsid="000a56f4"/>
    </style:style>
    <style:style style:name="P4" style:family="paragraph" style:parent-style-name="Standard">
      <style:text-properties style:font-name="Verdana" fo:font-style="italic" style:text-underline-style="none" officeooo:rsid="000a56f4" officeooo:paragraph-rsid="000a56f4" style:font-style-asian="italic" style:font-style-complex="italic"/>
    </style:style>
    <style:style style:name="P5" style:family="paragraph" style:parent-style-name="Standard">
      <style:text-properties style:font-name="Verdana" fo:font-style="italic" style:text-underline-style="none" officeooo:rsid="000b8da4" officeooo:paragraph-rsid="000b8da4" style:font-style-asian="italic" style:font-style-complex="italic"/>
    </style:style>
    <style:style style:name="P6" style:family="paragraph" style:parent-style-name="Standard">
      <style:text-properties style:font-name="Verdana" fo:font-style="normal" style:text-underline-style="none" officeooo:rsid="000a56f4" officeooo:paragraph-rsid="000a56f4" style:font-style-asian="normal" style:font-style-complex="normal"/>
    </style:style>
    <style:style style:name="P7" style:family="paragraph" style:parent-style-name="Standard">
      <style:text-properties style:font-name="Verdana" fo:font-style="normal" style:text-underline-style="none" officeooo:rsid="000b8da4" officeooo:paragraph-rsid="000b8da4" style:font-style-asian="normal" style:font-style-complex="normal"/>
    </style:style>
    <style:style style:name="P8" style:family="paragraph" style:parent-style-name="Standard">
      <style:text-properties style:font-name="Verdana" fo:font-style="normal" style:text-underline-style="none" officeooo:rsid="00096bd9" officeooo:paragraph-rsid="00096bd9" style:font-style-asian="normal" style:font-style-complex="normal"/>
    </style:style>
    <style:style style:name="P9" style:family="paragraph" style:parent-style-name="Standard">
      <style:text-properties style:font-name="Verdana" fo:font-style="normal" style:text-underline-style="none" fo:font-weight="bold" officeooo:rsid="000a56f4" officeooo:paragraph-rsid="000a56f4" style:font-style-asian="normal" style:font-weight-asian="bold" style:font-style-complex="normal" style:font-weight-complex="bold"/>
    </style:style>
    <style:style style:name="P10" style:family="paragraph" style:parent-style-name="Standard">
      <style:text-properties style:font-name="Verdana" fo:font-style="normal" style:text-underline-style="solid" style:text-underline-width="auto" style:text-underline-color="font-color" officeooo:rsid="00096bd9" officeooo:paragraph-rsid="00096bd9" style:font-style-asian="normal" style:font-style-complex="normal"/>
    </style:style>
    <style:style style:name="P11" style:family="paragraph" style:parent-style-name="Standard">
      <style:paragraph-properties fo:break-before="page"/>
      <style:text-properties style:font-name="Verdana" fo:font-style="normal" style:text-underline-style="solid" style:text-underline-width="auto" style:text-underline-color="font-color" fo:font-weight="bold" officeooo:rsid="000a56f4" officeooo:paragraph-rsid="000a56f4" style:font-style-asian="normal" style:font-weight-asian="bold" style:font-style-complex="normal" style:font-weight-complex="bold"/>
    </style:style>
    <style:style style:name="P12" style:family="paragraph" style:parent-style-name="Standard_20__28_user_29_">
      <style:paragraph-properties fo:break-before="page"/>
      <style:text-properties style:font-name="Verdana" officeooo:paragraph-rsid="00087c21"/>
    </style:style>
    <style:style style:name="P13" style:family="paragraph" style:parent-style-name="Standard_20__28_user_29_">
      <style:paragraph-properties fo:break-before="page"/>
      <style:text-properties style:font-name="Verdana" style:text-underline-style="solid" style:text-underline-width="auto" style:text-underline-color="font-color" fo:font-weight="bold" style:font-weight-asian="bold" style:font-weight-complex="bold"/>
    </style:style>
    <style:style style:name="P14" style:family="paragraph" style:parent-style-name="Standard_20__28_user_29_">
      <style:text-properties style:font-name="Verdana"/>
    </style:style>
    <style:style style:name="P15" style:family="paragraph" style:parent-style-name="Standard_20__28_user_29_">
      <style:text-properties style:font-name="Verdana" style:text-underline-style="solid" style:text-underline-width="auto" style:text-underline-color="font-color"/>
    </style:style>
    <style:style style:name="P16" style:family="paragraph" style:parent-style-name="Standard_20__28_user_29_">
      <style:text-properties style:font-name="Verdana" style:text-underline-style="solid" style:text-underline-width="auto" style:text-underline-color="font-color" fo:font-weight="bold" style:font-weight-asian="bold" style:font-weight-complex="bold"/>
    </style:style>
    <style:style style:name="P17" style:family="paragraph" style:parent-style-name="Standard_20__28_user_29_">
      <style:text-properties style:font-name="Verdana" style:text-underline-style="solid" style:text-underline-width="auto" style:text-underline-color="font-color" officeooo:rsid="00096bd9" officeooo:paragraph-rsid="00096bd9"/>
    </style:style>
    <style:style style:name="P18" style:family="paragraph" style:parent-style-name="Standard_20__28_user_29_">
      <style:text-properties style:font-name="Verdana" officeooo:rsid="00096bd9"/>
    </style:style>
    <style:style style:name="P19" style:family="paragraph" style:parent-style-name="Standard_20__28_user_29_">
      <style:text-properties style:font-name="Verdana" officeooo:rsid="00096bd9" officeooo:paragraph-rsid="00096bd9"/>
    </style:style>
    <style:style style:name="P20" style:family="paragraph" style:parent-style-name="Standard_20__28_user_29_">
      <style:text-properties style:font-name="Verdana" fo:font-weight="bold" style:font-weight-asian="bold" style:font-weight-complex="bold"/>
    </style:style>
    <style:style style:name="P21" style:family="paragraph" style:parent-style-name="Standard_20__28_user_29_">
      <style:paragraph-properties fo:text-align="center" style:justify-single-word="false"/>
      <style:text-properties style:font-name="Verdana"/>
    </style:style>
    <style:style style:name="P22" style:family="paragraph" style:parent-style-name="Standard_20__28_user_29_">
      <style:text-properties style:font-name="Verdana" officeooo:paragraph-rsid="00087c21"/>
    </style:style>
    <style:style style:name="P23" style:family="paragraph" style:parent-style-name="Standard_20__28_user_29_">
      <style:text-properties style:font-name="Verdana" officeooo:paragraph-rsid="000707be"/>
    </style:style>
    <style:style style:name="P24" style:family="paragraph" style:parent-style-name="Standard_20__28_user_29_">
      <style:text-properties style:font-name="Verdana" fo:font-style="italic" officeooo:rsid="00096bd9" officeooo:paragraph-rsid="00096bd9" style:font-style-asian="italic" style:font-style-complex="italic"/>
    </style:style>
    <style:style style:name="P25" style:family="paragraph" style:parent-style-name="Standard_20__28_user_29_">
      <style:text-properties officeooo:paragraph-rsid="000707be"/>
    </style:style>
    <style:style style:name="P26" style:family="paragraph" style:parent-style-name="Standard_20__28_user_29_">
      <style:text-properties officeooo:rsid="00096bd9" officeooo:paragraph-rsid="00096bd9"/>
    </style:style>
    <style:style style:name="P27" style:family="paragraph" style:parent-style-name="Table_20_Contents">
      <style:text-properties style:font-name="Verdana"/>
    </style:style>
    <style:style style:name="P28" style:family="paragraph" style:parent-style-name="Table_20_Contents">
      <style:text-properties style:font-name="Verdana" fo:font-weight="bold" style:font-weight-asian="bold" style:font-weight-complex="bold"/>
    </style:style>
    <style:style style:name="P29" style:family="paragraph" style:parent-style-name="Table_20_Contents">
      <style:paragraph-properties fo:text-align="center" style:justify-single-word="false"/>
      <style:text-properties style:font-name="Verdana" fo:font-weight="bold" style:font-weight-asian="bold" style:font-weight-complex="bold"/>
    </style:style>
    <style:style style:name="P30" style:family="paragraph" style:parent-style-name="Table_20_Contents">
      <style:paragraph-properties fo:text-align="center" style:justify-single-word="false"/>
      <style:text-properties style:font-name="Verdana"/>
    </style:style>
    <style:style style:name="P31" style:family="paragraph" style:parent-style-name="Standard">
      <style:text-properties style:font-name="Verdana" style:text-underline-style="none" officeooo:rsid="00096bd9" officeooo:paragraph-rsid="00096bd9"/>
    </style:style>
    <style:style style:name="P32" style:family="paragraph" style:parent-style-name="Standard">
      <style:text-properties style:font-name="Verdana" style:text-underline-style="none" officeooo:rsid="000db5c4" officeooo:paragraph-rsid="000db5c4"/>
    </style:style>
    <style:style style:name="P33" style:family="paragraph" style:parent-style-name="Standard">
      <style:text-properties style:font-name="Verdana" fo:font-style="normal" style:text-underline-style="solid" style:text-underline-width="auto" style:text-underline-color="font-color" officeooo:rsid="000e2766" officeooo:paragraph-rsid="000e2766" style:font-style-asian="normal" style:font-style-complex="normal"/>
    </style:style>
    <style:style style:name="P34" style:family="paragraph" style:parent-style-name="Standard">
      <style:text-properties style:font-name="Verdana" fo:font-style="normal" style:text-underline-style="none" officeooo:rsid="000db5c4" officeooo:paragraph-rsid="000db5c4" style:font-style-asian="normal" style:font-style-complex="normal"/>
    </style:style>
    <style:style style:name="P35" style:family="paragraph" style:parent-style-name="Standard">
      <style:paragraph-properties fo:break-before="page"/>
      <style:text-properties style:font-name="Verdana" fo:font-style="normal" style:text-underline-style="solid" style:text-underline-width="auto" style:text-underline-color="font-color" officeooo:rsid="00096bd9" officeooo:paragraph-rsid="00096bd9" style:font-style-asian="normal" style:font-style-complex="normal"/>
    </style:style>
    <style:style style:name="P36" style:family="paragraph" style:parent-style-name="Standard_20__28_user_29_" style:master-page-name="Standard">
      <style:paragraph-properties fo:text-align="center" style:justify-single-word="false" style:page-number="auto"/>
      <style:text-properties style:font-name="Verdana" fo:font-size="18pt" style:font-size-asian="18pt" style:font-size-complex="18pt"/>
    </style:style>
    <style:style style:name="P37" style:family="paragraph" style:parent-style-name="Standard_20__28_user_29_">
      <style:text-properties style:font-name="Verdana" officeooo:rsid="00096bd9" officeooo:paragraph-rsid="00096bd9"/>
    </style:style>
    <style:style style:name="P38" style:family="paragraph" style:parent-style-name="Standard_20__28_user_29_">
      <style:text-properties style:font-name="Verdana" officeooo:rsid="000db5c4" officeooo:paragraph-rsid="000db5c4"/>
    </style:style>
    <style:style style:name="T1" style:family="text">
      <style:text-properties style:font-name="Bitstream Vera Sans" fo:font-size="14pt" style:font-size-asian="14pt" style:font-size-complex="14pt"/>
    </style:style>
    <style:style style:name="T2" style:family="text">
      <style:text-properties style:font-name="Verdana"/>
    </style:style>
    <style:style style:name="T3" style:family="text">
      <style:text-properties style:font-name="Verdana" fo:font-style="italic" style:font-style-asian="italic" style:font-style-complex="italic"/>
    </style:style>
    <style:style style:name="T4" style:family="text">
      <style:text-properties style:font-name="Verdana" fo:font-style="italic" officeooo:rsid="000db5c4" style:font-style-asian="italic" style:font-style-complex="italic"/>
    </style:style>
    <style:style style:name="T5" style:family="text">
      <style:text-properties style:font-name="Verdana" style:font-name-complex="Verdana1"/>
    </style:style>
    <style:style style:name="T6" style:family="text">
      <style:text-properties style:font-name="Verdana" officeooo:rsid="0006167c"/>
    </style:style>
    <style:style style:name="T7" style:family="text">
      <style:text-properties style:font-name="Verdana" officeooo:rsid="000707be"/>
    </style:style>
    <style:style style:name="T8" style:family="text">
      <style:text-properties style:font-name="Verdana" officeooo:rsid="00087c21"/>
    </style:style>
    <style:style style:name="T9" style:family="text">
      <style:text-properties style:font-name="Verdana" officeooo:rsid="00096bd9"/>
    </style:style>
    <style:style style:name="T10" style:family="text">
      <style:text-properties style:font-name="Verdana" officeooo:rsid="000db5c4"/>
    </style:style>
    <style:style style:name="T11" style:family="text">
      <style:text-properties style:text-position="super 58%" style:font-name="Verdana"/>
    </style:style>
    <style:style style:name="T12" style:family="text">
      <style:text-properties style:font-name="Arial" style:font-name-complex="Arial1"/>
    </style:style>
    <style:style style:name="T13" style:family="text">
      <style:text-properties fo:font-style="normal" style:font-style-asian="normal" style:font-style-complex="normal"/>
    </style:style>
    <style:style style:name="T14" style:family="text">
      <style:text-properties fo:font-style="normal" officeooo:rsid="000a56f4" style:font-style-asian="normal" style:font-style-complex="normal"/>
    </style:style>
    <style:style style:name="T15" style:family="text">
      <style:text-properties officeooo:rsid="000b8da4"/>
    </style:style>
    <style:style style:name="T16" style:family="text">
      <style:text-properties officeooo:rsid="000db5c4"/>
    </style:style>
    <style:style style:name="T17" style:family="text">
      <style:text-properties officeooo:rsid="000e27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he M Programming Language</text:p>
      <text:p text:style-name="P21">Written by Paul Robson 2018</text:p>
      <text:p text:style-name="P14"/>
      <text:p text:style-name="P14">The basic concept behind the M programming language came from issues with Z80 Forth. The basic problem with Z80 Forth is that the processor only has one stack. You can use it for the data stack, the return stack, or with a bit of ingenuity, <text:s/>both. But it doesn’t work that well.</text:p>
      <text:p text:style-name="P14"/>
      <text:p text:style-name="P14">So rather than engineering for the Z80 to produce a certain language, it was decided to fit the language to the Z80.</text:p>
      <text:p text:style-name="P14"/>
      <text:p text:style-name="Standard_20__28_user_29_"><text:span text:style-name="T2">Various version have existed. This is about the 4</text:span><text:span text:style-name="T11">th</text:span><text:span text:style-name="T2"> or 5</text:span><text:span text:style-name="T11">th</text:span><text:span text:style-name="T2"> and it is closely tied to its predecessors. </text:span><text:span text:style-name="T8">M7 is a cross compiler written in Python and does not run interactively on the target platform.</text:span></text:p>
      <text:p text:style-name="P14"/>
      <text:p text:style-name="P14">What M does is to reduce the working stack to two 16 bit registers known as A and B (in practice the HL and DE registers). It’s stack becomes a simple call stack. Much of the syntax is begged or borrowed from FORTH and ColorFORTH.</text:p>
      <text:p text:style-name="P14"/>
      <text:p text:style-name="Standard_20__28_user_29_"><text:span text:style-name="T2">This means that more variables are used as it isn’t practical to keep too many intermediate values on the stack, though it can make more use of it than you’d think. </text:span><text:span text:style-name="T6">Additional functionality is provided in the compiler to support variables and arrays. It also has the benefit that you don’t have to worry about the stack too much, you can’t overflow it !</text:span></text:p>
      <text:p text:style-name="P14"/>
      <text:p text:style-name="P14">The FORTH arithmetic looks fairly similar “4 1 -” works the same as it always did, even though internally it operates differently.</text:p>
      <text:p text:style-name="P1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9">Command</text:p>
          </table:table-cell>
          <table:table-cell table:style-name="Table1.A1" office:value-type="string">
            <text:p text:style-name="P28">Notes</text:p>
          </table:table-cell>
          <table:table-cell table:style-name="Table1.A1" office:value-type="string">
            <text:p text:style-name="P29">A</text:p>
          </table:table-cell>
          <table:table-cell table:style-name="Table1.D1" office:value-type="string">
            <text:p text:style-name="P29">B</text:p>
          </table:table-cell>
        </table:table-row>
        <table:table-row table:style-name="Table1.1">
          <table:table-cell table:style-name="Table1.A2" office:value-type="string">
            <text:p text:style-name="P30">4</text:p>
          </table:table-cell>
          <table:table-cell table:style-name="Table1.A2" office:value-type="string">
            <text:p text:style-name="P27">Put old value of A (not known) in B, set A to 4</text:p>
          </table:table-cell>
          <table:table-cell table:style-name="Table1.A2" office:value-type="string">
            <text:p text:style-name="P30">4</text:p>
          </table:table-cell>
          <table:table-cell table:style-name="Table1.D2" office:value-type="string">
            <text:p text:style-name="P30">?</text:p>
          </table:table-cell>
        </table:table-row>
        <table:table-row table:style-name="Table1.1">
          <table:table-cell table:style-name="Table1.A2" office:value-type="string">
            <text:p text:style-name="P30">1</text:p>
          </table:table-cell>
          <table:table-cell table:style-name="Table1.A2" office:value-type="string">
            <text:p text:style-name="P27">Put value of A (4) into B, set A to 1</text:p>
          </table:table-cell>
          <table:table-cell table:style-name="Table1.A2" office:value-type="string">
            <text:p text:style-name="P30">1</text:p>
          </table:table-cell>
          <table:table-cell table:style-name="Table1.D2" office:value-type="string">
            <text:p text:style-name="P30">4</text:p>
          </table:table-cell>
        </table:table-row>
        <table:table-row table:style-name="Table1.1">
          <table:table-cell table:style-name="Table1.A2" office:value-type="string">
            <text:p text:style-name="P30">-</text:p>
          </table:table-cell>
          <table:table-cell table:style-name="Table1.A2" office:value-type="string">
            <text:p text:style-name="P27">Subtract A from B, put result in A. Don’t change B</text:p>
          </table:table-cell>
          <table:table-cell table:style-name="Table1.A2" office:value-type="string">
            <text:p text:style-name="P30">3</text:p>
          </table:table-cell>
          <table:table-cell table:style-name="Table1.D2" office:value-type="string">
            <text:p text:style-name="P30">4</text:p>
          </table:table-cell>
        </table:table-row>
      </table:table>
      <text:p text:style-name="P14"/>
      <text:p text:style-name="P22"/>
      <text:p text:style-name="P12">There are four main types of command, two of which are shown here. This might seem bizarre, but it does actually work. Stick with it :)</text:p>
      <text:p text:style-name="P14"/>
      <text:p text:style-name="P15">1. Loading commands</text:p>
      <text:p text:style-name="P15"/>
      <text:p text:style-name="P25"><text:span text:style-name="T2">The first 2 (4 and 1) are loading commands. These can be numeric or string constants, variable addresses or </text:span><text:span text:style-name="T7">variable </text:span><text:span text:style-name="T2">reads. The words true and false are also loaders </text:span><text:span text:style-name="T7">as they are synonyms for 0 and -1</text:span><text:span text:style-name="T2">. </text:span></text:p>
      <text:p text:style-name="P23"/>
      <text:p text:style-name="P25"><text:span text:style-name="T2">Loaders copy A to B before loading the value in (as in the above 4 1 - ). </text:span><text:span text:style-name="T7">This is what gives M its FORTH like style, without the overhead.</text:span></text:p>
      <text:p text:style-name="P14"><text:s/></text:p>
      <text:p text:style-name="P15">2. Binary commands</text:p>
      <text:p text:style-name="P15"/>
      <text:p text:style-name="Standard_20__28_user_29_"><text:span text:style-name="T2">These involve using the two values to produce a third. These operate as A := B &lt;op&gt; A for those operations where order matters (subtract and divide, non equality comparisons). They change A but not B. These are + - * / mod and or xor = &lt;&gt; &gt;= &gt; &lt;= &lt; max and min </text:span><text:span text:style-name="T9">at present, and any additional binary operators should work the same way.</text:span></text:p>
      <text:p text:style-name="P14"/>
      <text:p text:style-name="P15">3. Unary commands</text:p>
      <text:p text:style-name="P14"/>
      <text:p text:style-name="P14">These involve working on a value in A that’s already there, and they don’t change B either. They just change A. They include 0= 0&lt; not 0- abs 2* 2/ 1+ 1- 2+ 2- and also @ and c@ which are the same as FORTH, 16 and 8 bit reads.</text:p>
      <text:p text:style-name="P14"/>
      <text:p text:style-name="P15">4. The rest</text:p>
      <text:p text:style-name="P15"/>
      <text:p text:style-name="P14">Then there are the remainder, many of which use the A and B as two parameters, e.g. the store commands ! c! +! and -!. Mostly these don’t change A or B, though there are some specific manipulation commands such as swap (swaps A+B over) and a&gt;b and b&gt;a which can be used in copy loops to avoid the use of a variable.</text:p>
      <text:p text:style-name="P14"/>
      <text:p text:style-name="P16"/>
      <text:p text:style-name="P13">Word Classes</text:p>
      <text:p text:style-name="P14"/>
      <text:p text:style-name="P19">There are several types of words in the system. All of these can be marked as ‘private’ which means they are local to their own source file. <text:span text:style-name="T16">Note that these are entirely theoretical as all words behave identically (save for being marked immediate (run when compiled) and compileOnly (cannot be run interactively)</text:span></text:p>
      <text:p text:style-name="P19"/>
      <text:p text:style-name="P15">1. Code Words</text:p>
      <text:p text:style-name="P15"/>
      <text:p text:style-name="Standard_20__28_user_29_"><text:span text:style-name="T2">These are words built up out of other words, like most FORTH words in Z80 code. To activate them they are CALLed </text:span><text:span text:style-name="T9">using the Z80 call function. This is classic subroutine threaded FORTH.</text:span></text:p>
      <text:p text:style-name="P18"/>
      <text:p text:style-name="P17">2. Macro Words</text:p>
      <text:p text:style-name="P17"/>
      <text:p text:style-name="P19">Many words can be implemented in less than the three bytes for a call, or alternatively are important enough to justify being pure code. Macro Words are used for these ; rather than point to code, the first byte of the definition is the size of the macro in bytes, followed by the code to copy. So swap would be defined as:</text:p>
      <text:p text:style-name="P19"/>
      <text:p text:style-name="P24"><text:tab/>db <text:tab/><text:tab/>1</text:p>
      <text:p text:style-name="P24"><text:tab/>ex <text:tab/><text:tab/>de,hl</text:p>
      <text:p text:style-name="P24"/>
      <text:p text:style-name="P17">3. <text:span text:style-name="T16">Array and </text:span>Variable Words</text:p>
      <text:p text:style-name="P17"/>
      <text:p text:style-name="P26"><text:span text:style-name="T2">Variable words are two byte variables defined using the variable keyword (e.g. </text:span><text:span text:style-name="T3">variable count</text:span><text:span text:style-name="T2">). </text:span><text:span text:style-name="T10">Arrays are defined using the array keyword (e.g. </text:span><text:span text:style-name="T4">array test 42</text:span><text:span text:style-name="T10">) Arrays can be any size. </text:span><text:span text:style-name="T2">All variables </text:span><text:span text:style-name="T10">and arrays</text:span><text:span text:style-name="T2"> are private.</text:span></text:p>
      <text:p text:style-name="P19"/>
      <text:p text:style-name="P19">The standard variable word can be modified by adding a trailing character as follows, for the variable ‘count’</text:p>
      <text:p text:style-name="P19"/>
      <text:p text:style-name="P38">count <text:tab/><text:tab/><text:tab/>Calls the code at count (which will probably crash)</text:p>
      <text:p text:style-name="P19">count<text:span text:style-name="T16">&amp;</text:span><text:tab/><text:tab/><text:tab/>Loads the variable count’s address into A (a loader)</text:p>
      <text:p text:style-name="P19">count@<text:tab/><text:tab/><text:tab/>Loads the variable count into A (a loader)</text:p>
      <text:p text:style-name="P2">count! <text:tab/><text:tab/><text:tab/>Saves A into the variable count</text:p>
      <text:p text:style-name="P32">count# <text:tab/><text:tab/><text:tab/>Doubles A and add to the count address</text:p>
      <text:p text:style-name="P32"/>
      <text:p text:style-name="P2">Some of these are loaders, which do A→B first.</text:p>
      <text:p text:style-name="P2"/>
      <text:p text:style-name="P3">Accessors to variables and arrays should be done by appropriate words. This is because the cross paging mechanism required for the Spectrum Next can cope with cross page calls but not data access.</text:p>
      <text:p text:style-name="P2"/>
      <text:p text:style-name="P35"><text:span text:style-name="T16">4</text:span>. Constants</text:p>
      <text:p text:style-name="P8"/>
      <text:p text:style-name="P8">Constants can be decimal (42) hexadecimal ($1A8) or string (“hello world”). All put their value into A, and all are loaders</text:p>
      <text:p text:style-name="P8"/>
      <text:p text:style-name="P8">String constants are FORTH style, e.g. a length byte followed by the string contents, not ASCIIZ.</text:p>
      <text:p text:style-name="P8"/>
      <text:p text:style-name="P10"><text:span text:style-name="T16">5</text:span>. Immediate Words</text:p>
      <text:p text:style-name="P8"/>
      <text:p text:style-name="P2"><text:span text:style-name="T13">Immediate words are defined in the compiler and are for things like loops, conditional testing and definition – e.g. : if then begin -until array variable . They cannot be created in M code. </text:span><text:span text:style-name="T14">Note there is no concept of compile/execute mode so as in Color Forth you can write : 16* 2* : 8* 2* : 4* 2* 2* ; which would drive a FORTH system barmy. </text:span></text:p>
      <text:p text:style-name="P8"/>
      <text:p text:style-name="P34">When executing words the code is always compiled, even if it is in a dummy bit of code that loads and saves A and B for interactive compiling. e.g.</text:p>
      <text:p text:style-name="P34"/>
      <text:p text:style-name="P34"><text:tab/>ld <text:tab/>hl,(aTemp)</text:p>
      <text:p text:style-name="P34"><text:tab/>ld <text:tab/>de,(bTemp)</text:p>
      <text:p text:style-name="P34"><text:tab/>..</text:p>
      <text:p text:style-name="P34"><text:tab/>..</text:p>
      <text:p text:style-name="P34"><text:tab/>&lt;Compiled code&gt;</text:p>
      <text:p text:style-name="P34"><text:tab/>..</text:p>
      <text:p text:style-name="P34"><text:tab/>..</text:p>
      <text:p text:style-name="P34"><text:tab/>ld (bTemp),de</text:p>
      <text:p text:style-name="P34"><text:tab/>ld (aTemp),al</text:p>
      <text:p text:style-name="P34"/>
      <text:p text:style-name="P34">Words marked “compileOnly” cannot be run in this manner ; this may because they are two part (e.g. for and next) or they play games with the return stack (e.g. a&gt;r) and only work in contiguous code.</text:p>
      <text:p text:style-name="P34"/>
      <text:p text:style-name="P11">Compiler</text:p>
      <text:p text:style-name="P9"/>
      <text:p text:style-name="P6">The compiler is based around a base file, which has the suffix .m7 . This can contain double slash comments, and almost everything else is M7 words as defined above, with the following exceptions</text:p>
      <text:p text:style-name="P6"/>
      <text:p text:style-name="P4">import &lt;name&gt;<text:tab/></text:p>
      <text:p text:style-name="P4"/>
      <text:p text:style-name="P6">Imports the module &lt;name&gt;.m7 from the library search path. <text:span text:style-name="T15">Modules can only be imported once.</text:span></text:p>
      <text:p text:style-name="P6"/>
      <text:p text:style-name="P7">Note that an error is generated if an imported module (or the original program) causes a page change. This is so variables in modules are guaranteed accessible.</text:p>
      <text:p text:style-name="P6"/>
      <text:p text:style-name="P5">list on|off</text:p>
      <text:p text:style-name="P8"/>
      <text:p text:style-name="P7">Turns m7’s very basic listing functionality off and on.</text:p>
      <text:p text:style-name="P8"/>
      <text:p text:style-name="P33">Dictionary Format</text:p>
      <text:p text:style-name="P33"/>
      <text:p text:style-name="P7">+0<text:tab/><text:tab/>Offset to next entry (or zero), length of the word name + 5</text:p>
      <text:p text:style-name="P7">+1,2<text:tab/><text:tab/>Word Address</text:p>
      <text:p text:style-name="P7">+3 <text:tab/><text:tab/>Word Page Number</text:p>
      <text:p text:style-name="P7">+4 <text:tab/><text:tab/>Bit 7 <text:tab/><text:tab/>: <text:tab/>immediate word</text:p>
      <text:p text:style-name="P7"><text:s/><text:tab/><text:tab/>Bit 6 <text:tab/><text:tab/>: <text:tab/>compile only word (cannot run <text:span text:style-name="T17">interactively</text:span>)</text:p>
      <text:p text:style-name="P7"><text:tab/><text:tab/>Bit 5 <text:tab/><text:tab/>: <text:tab/>private flag.</text:p>
      <text:p text:style-name="P7"><text:tab/><text:tab/>Bit 0..4<text:tab/>: <text:tab/>length of word</text:p>
      <text:p text:style-name="P7">+5 <text:tab/><text:tab/>First character of name 7 bit ASCII <text:span text:style-name="T17">lower case</text:span></text:p>
      <text:p text:style-name="P7">+6 <text:tab/><text:tab/>Second character (etc.)</text:p>
      <text:p text:style-name="P7"/>
      <text:p text:style-name="P13">Stack problems</text:p>
      <text:p text:style-name="P16"/>
      <text:p text:style-name="P14">A FORTH programmer will have notice several issues with this design. One is, how do you calculate something like (a + b) * (c + d) as you don’t have the stack to keep the intermediate result. You can use a variable, or better, the return stack as a temporary store.</text:p>
      <text:p text:style-name="P14"/>
      <text:p text:style-name="P14">a@ <text:tab/><text:tab/><text:tab/><text:tab/>// Read a and b</text:p>
      <text:p text:style-name="P14">b@</text:p>
      <text:p text:style-name="P14">+ <text:tab/><text:tab/><text:tab/><text:tab/>// a+b result is now in A</text:p>
      <text:p text:style-name="P14">a&gt;r <text:tab/><text:tab/><text:tab/><text:tab/>// put on return stack</text:p>
      <text:p text:style-name="P14">c@ <text:tab/><text:tab/><text:tab/><text:tab/>// Read c and d</text:p>
      <text:p text:style-name="P14">d@</text:p>
      <text:p text:style-name="P14">+ <text:tab/><text:tab/><text:tab/><text:tab/>// c+d result is now in A</text:p>
      <text:p text:style-name="P14">r&gt;a <text:tab/><text:tab/><text:tab/><text:tab/>// put c+d into B (a loader) and restore a+b to A</text:p>
      <text:p text:style-name="P14">* <text:tab/><text:tab/><text:tab/><text:tab/>// multiply them together</text:p>
      <text:p text:style-name="P14"/>
      <text:p text:style-name="Standard_20__28_user_29_"><text:span text:style-name="T2">This is fairly straightforward once you realise that r&gt;a is a loader and does the A</text:span><text:span text:style-name="T12">→</text:span><text:span text:style-name="T2">B transfer before loading ; you don</text:span><text:span text:style-name="T5">’</text:span><text:span text:style-name="T2">t have to manually put A into B</text:span></text:p>
      <text:p text:style-name="P14"/>
      <text:p text:style-name="P16">Parameters</text:p>
      <text:p text:style-name="P20"/>
      <text:p text:style-name="P14">Obviously only 2 parameters are available, A and B, so words like copy and fill which take three have to use a memory block to pass them. <text:s/>There are words that generate the code that preserves stack values ; supposing you wanted a routine that incremented a specific variable for example</text:p>
      <text:p text:style-name="P14"/>
      <text:p text:style-name="P14">: incr 1 count&amp; +! ;</text:p>
      <text:p text:style-name="P14"/>
      <text:p text:style-name="P14">Unlike FORTH this is destructive. It destroys A + B which you may not want. The push and pop words work round this e.g.</text:p>
      <text:p text:style-name="P14"/>
      <text:p text:style-name="P14">: incr push.ab 1 count&amp; +! pop.ab ;</text:p>
      <text:p text:style-name="P14"/>
      <text:p text:style-name="P14">There is also a pop.bb which allows you to return a value in A while preserving B.</text:p>
      <text:p text:style-name="P14"/>
      <text:p text:style-name="P16">Language Conclusion</text:p>
      <text:p text:style-name="P16"/>
      <text:p text:style-name="P14">It seems bonkers but it does actually work quite well, keeping much of the benefits while producing quick and fairly compact code – obviously it can’t really compete with FORTHs that use lists of 16 bit addresses but it’s much quicker.</text:p>
      <text:p text:style-name="P14"/>
      <text:p text:style-name="P14">An interesting side effect is that it’s much harder to lose things on the stack because …. there pretty much isn’t one.</text:p>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Footer" style:family="paragraph" style:parent-style-name="Standard_20__28_user_29_"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Bitstream Vera Sans" fo:font-size="14pt" style:font-size-asian="14pt" style:font-size-complex="14pt"/>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6</text:page-number></text:span><text:span text:style-name="MT1"><text:s/>of </text:span><text:span text:style-name="MT1"><text:page-count>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Robson</meta:initial-creator>
    <meta:editing-cycles>14</meta:editing-cycles>
    <meta:creation-date>2018-08-22T15:11:00</meta:creation-date>
    <dc:date>2018-08-24T19:21:05.295190617</dc:date>
    <meta:editing-duration>PT29M10S</meta:editing-duration>
    <meta:generator>LibreOffice/6.1.0.3$Linux_X86_64 LibreOffice_project/10$Build-3</meta:generator>
    <meta:document-statistic meta:table-count="1" meta:image-count="0" meta:object-count="0" meta:page-count="6" meta:paragraph-count="108" meta:word-count="1541" meta:character-count="8164" meta:non-whitespace-character-count="663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